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b17e4" officeooo:paragraph-rsid="000b17e4"/>
    </style:style>
    <style:style style:name="P2" style:family="paragraph" style:parent-style-name="Heading_20_2">
      <style:text-properties officeooo:rsid="000b17e4" officeooo:paragraph-rsid="000b17e4"/>
    </style:style>
    <style:style style:name="P3" style:family="paragraph" style:parent-style-name="Heading_20_2">
      <style:text-properties style:font-name="Liberation Sans" fo:font-size="16.1000003814697pt" fo:font-weight="bold" officeooo:rsid="000b17e4" officeooo:paragraph-rsid="00104458" style:font-name-asian="Noto Sans CJK SC" style:font-size-asian="16.1000003814697pt" style:font-weight-asian="bold" style:font-name-complex="Lohit Devanagari" style:font-size-complex="16.1000003814697pt" style:font-weight-complex="bold"/>
    </style:style>
    <style:style style:name="P4" style:family="paragraph" style:parent-style-name="Heading_20_2">
      <style:text-properties officeooo:rsid="00109325" officeooo:paragraph-rsid="00109325"/>
    </style:style>
    <style:style style:name="P5" style:family="paragraph" style:parent-style-name="Text_20_body">
      <style:text-properties fo:font-weight="bold" officeooo:rsid="0003f174" officeooo:paragraph-rsid="000b17e4" style:font-weight-asian="bold" style:font-weight-complex="bold"/>
    </style:style>
    <style:style style:name="P6" style:family="paragraph" style:parent-style-name="Text_20_body">
      <style:text-properties officeooo:paragraph-rsid="000e5fa3"/>
    </style:style>
    <style:style style:name="P7" style:family="paragraph" style:parent-style-name="Text_20_body">
      <style:text-properties officeooo:rsid="000cd2cb" officeooo:paragraph-rsid="000cd2cb"/>
    </style:style>
    <style:style style:name="P8" style:family="paragraph" style:parent-style-name="Text_20_body">
      <style:text-properties officeooo:rsid="00109325" officeooo:paragraph-rsid="00109325"/>
    </style:style>
    <style:style style:name="T1" style:family="text">
      <style:text-properties officeooo:rsid="00004ef9"/>
    </style:style>
    <style:style style:name="T2" style:family="text">
      <style:text-properties fo:font-weight="bold" officeooo:rsid="0003f174" style:font-weight-asian="bold" style:font-weight-complex="bold"/>
    </style:style>
    <style:style style:name="T3" style:family="text">
      <style:text-properties fo:font-weight="bold" officeooo:rsid="00004ef9" style:font-weight-asian="bold" style:font-weight-complex="bold"/>
    </style:style>
    <style:style style:name="T4" style:family="text">
      <style:text-properties fo:font-weight="normal" officeooo:rsid="00004ef9" style:font-weight-asian="normal" style:font-weight-complex="normal"/>
    </style:style>
    <style:style style:name="T5" style:family="text">
      <style:text-properties officeooo:rsid="0003f174"/>
    </style:style>
    <style:style style:name="T6" style:family="text">
      <style:text-properties style:font-name="Liberation Sans" fo:font-size="18.2000007629395pt" fo:font-weight="bold" officeooo:rsid="000b17e4" style:font-name-asian="Noto Sans CJK SC" style:font-size-asian="18.2000007629395pt" style:font-weight-asian="bold" style:font-name-complex="Lohit Devanagari" style:font-size-complex="18.2000007629395pt" style:font-weight-complex="bold"/>
    </style:style>
    <style:style style:name="T7" style:family="text">
      <style:text-properties officeooo:rsid="00102a6a"/>
    </style:style>
    <style:style style:name="T8" style:family="text">
      <style:text-properties officeooo:rsid="0010445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6">Experiment protocol</text:span> <text:span text:style-name="T5">from: &lt;insert group name&gt;</text:span></text:h>
      <text:p text:style-name="P5"/>
      <text:p text:style-name="P6"><text:span text:style-name="T2">INSTRUCTIONS: </text:span><text:span text:style-name="T4">For</text:span><text:span text:style-name="T1"> each of the sections below, write in sufficient detail that someone else could take this document and run your experiment, without further input from you. You can replace the guidance notes with your answer. </text:span><text:span text:style-name="T3">Do not exceed two pages for the main body of this document</text:span><text:span text:style-name="T1"> (use an appendix for a full list stimulus materials if you need to, but also give a clear sense of what the stimuli are in the main body of the text). Express everything in the future tense (bear in mind that, in your final report, you will need to convert this to the past tense). </text:span></text:p>
      <text:h text:style-name="P2" text:outline-level="2">Participants</text:h>
      <text:p text:style-name="P1">Specify sample size. Justify sample size. <text:span text:style-name="T7">Include </text:span>a power calculation. </text:p>
      <text:h text:style-name="P3" text:outline-level="2">A<text:span text:style-name="T8">pparatus and materials</text:span></text:h>
      <text:p text:style-name="P1">Specify the exact stimuli you will use. Specify your testing apparatus.</text:p>
      <text:h text:style-name="P2" text:outline-level="2">Procedure</text:h>
      <text:p text:style-name="P1">Specify exactly what happens in the experiment, starting from any instructions that are specific to your experiment and ending with the end of data collection from the participant. Do not include obvious statements that apply to all experiments, or would be better covered in your ethical statement, below.</text:p>
      <text:h text:style-name="P2" text:outline-level="2">Ethical statement</text:h>
      <text:p text:style-name="P7">Consider any ethical issues surrounding this proposed experiment, and convince the reader that this study will be conducted in an ethical manner.</text:p>
      <text:h text:style-name="P4" text:outline-level="2">References</text:h>
      <text:p text:style-name="P8">Insert the APA-formatted references for anything you cite in this protocol.</text:p>
      <text:h text:style-name="P4" text:outline-level="2">Appendix</text:h>
      <text:p text:style-name="P8">If a full specification of your stimuli cannot be provided briefly in your apparatus and materials section, specify briefly in that section, and fully in this appendix.</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Andy Wills</meta:initial-creator>
    <meta:creation-date>2019-12-04T16:47:20.889452175</meta:creation-date>
    <dc:date>2019-12-05T11:01:51.734975476</dc:date>
    <dc:creator>Andy Wills</dc:creator>
    <meta:editing-duration>PT1H12M20S</meta:editing-duration>
    <meta:editing-cycles>8</meta:editing-cycles>
    <meta:generator>LibreOffice/6.3.3.2$Linux_X86_64 LibreOffice_project/30$Build-2</meta:generator>
    <meta:document-statistic meta:table-count="0" meta:image-count="0" meta:object-count="0" meta:page-count="1" meta:paragraph-count="14" meta:word-count="247" meta:character-count="1527" meta:non-whitespace-character-count="1292"/>
  </office:meta>
</office:document-meta>
</file>